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a4e87" officeooo:paragraph-rsid="001a4e87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a4e87" officeooo:paragraph-rsid="001a4e87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b1d08" officeooo:paragraph-rsid="001b1d08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d6038" officeooo:paragraph-rsid="001d6038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bffe0" officeooo:paragraph-rsid="001bffe0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2abee2" officeooo:paragraph-rsid="002abee2" style:font-size-asian="22.75pt" style:font-size-complex="26pt"/>
    </style:style>
    <style:style style:name="P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d6038" officeooo:paragraph-rsid="001d6038" fo:background-color="#009933" style:font-size-asian="22.75pt" style:font-size-complex="26pt"/>
    </style:style>
    <style:style style:name="P8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f2b30" officeooo:paragraph-rsid="001f2b30" fo:background-color="#009933" style:font-size-asian="22.75pt" style:font-size-complex="26pt"/>
    </style:style>
    <style:style style:name="P9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2053c6" officeooo:paragraph-rsid="002053c6" fo:background-color="#009933" style:font-size-asian="22.75pt" style:font-size-complex="26pt"/>
    </style:style>
    <style:style style:name="P10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20c8a2" officeooo:paragraph-rsid="0020c8a2" fo:background-color="#009933" style:font-size-asian="22.75pt" style:font-size-complex="26pt"/>
    </style:style>
    <style:style style:name="P1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229300" officeooo:paragraph-rsid="00229300" fo:background-color="#009933" style:font-size-asian="22.75pt" style:font-size-complex="26pt"/>
    </style:style>
    <style:style style:name="P1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241f2f" officeooo:paragraph-rsid="00241f2f" fo:background-color="#009933" style:font-size-asian="22.75pt" style:font-size-complex="26pt"/>
    </style:style>
    <style:style style:name="P1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2999c0" officeooo:paragraph-rsid="002999c0" fo:background-color="#009933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229300" officeooo:paragraph-rsid="00229300" fo:background-color="#66ccff" style:font-size-asian="22.75pt" style:font-size-complex="26pt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29300" officeooo:paragraph-rsid="00229300" fo:background-color="#009933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60a6b" officeooo:paragraph-rsid="00260a6b" fo:background-color="#009933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91fc0" officeooo:paragraph-rsid="00291fc0" fo:background-color="#009933" style:font-size-asian="14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999c0" officeooo:paragraph-rsid="002999c0" fo:background-color="#009933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officeooo:rsid="002abee2" officeooo:paragraph-rsid="002abee2" fo:background-color="#ff33ff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5pt" style:text-underline-style="none" officeooo:rsid="002abee2" officeooo:paragraph-rsid="002abee2" fo:background-color="#66ccff" style:font-size-asian="15pt" style:font-size-complex="15pt"/>
    </style:style>
    <style:style style:name="P21" style:family="paragraph" style:parent-style-name="Heading_20_1">
      <style:paragraph-properties fo:text-align="center" style:justify-single-word="false"/>
      <style:text-properties fo:font-size="26pt" style:text-underline-style="solid" style:text-underline-width="auto" style:text-underline-color="font-color" officeooo:rsid="001f2b30" officeooo:paragraph-rsid="001f2b30" fo:background-color="#009933" style:font-size-asian="22.75pt" style:font-size-complex="26pt"/>
    </style:style>
    <style:style style:name="P22" style:family="paragraph" style:parent-style-name="Text_20_body">
      <style:paragraph-properties fo:text-align="center" style:justify-single-word="false"/>
      <style:text-properties fo:font-size="26pt" style:text-underline-style="solid" style:text-underline-width="auto" style:text-underline-color="font-color" officeooo:rsid="00229300" officeooo:paragraph-rsid="00229300" fo:background-color="#009933" style:font-size-asian="22.75pt" style:font-size-complex="26pt"/>
    </style:style>
    <style:style style:name="P23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officeooo:rsid="00229300" officeooo:paragraph-rsid="00229300" fo:background-color="#009933" style:font-size-asian="14pt" style:font-size-complex="16pt"/>
    </style:style>
    <style:style style:name="P24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officeooo:rsid="00260a6b" officeooo:paragraph-rsid="00260a6b" fo:background-color="#009933" style:font-size-asian="14pt" style:font-size-complex="16pt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ffffff" style:font-name="Source Sans Pro" fo:font-size="14pt" fo:letter-spacing="normal" fo:font-style="normal" fo:font-weight="normal" officeooo:paragraph-rsid="001bffe0"/>
    </style:style>
    <style:style style:name="P27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2abee2" officeooo:paragraph-rsid="001bffe0" style:font-size-asian="22.75pt" style:font-size-complex="26pt"/>
    </style:style>
    <style:style style:name="P28" style:family="paragraph" style:parent-style-name="Text_20_body" style:list-style-name="L1"/>
    <style:style style:name="T1" style:family="text">
      <style:text-properties fo:background-color="#ffff00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onero Mining</text:p>
      <text:p text:style-name="P2"/>
      <text:p text:style-name="P2"><text:a xlink:type="simple" xlink:href="https://99bitcoins.com/how-to-mine-monero-beginners-guide-mining/" text:style-name="Internet_20_link" text:visited-style-name="Visited_20_Internet_20_Link">https://99bitcoins.com/how-to-mine-monero-beginners-guide-mining/</text:a></text:p>
      <text:p text:style-name="P2"/>
      <text:p text:style-name="P2"><text:a xlink:type="simple" xlink:href="https://99bitcoins.com/accessing-dark-net-under-minutes-beginners-guide/" text:style-name="Internet_20_link" text:visited-style-name="Visited_20_Internet_20_Link">https://99bitcoins.com/accessing-dark-net-under-minutes-beginners-guide/</text:a></text:p>
      <text:p text:style-name="P2"/>
      <text:p text:style-name="P3"><text:a xlink:type="simple" xlink:href="https://whattomine.com/coins" text:style-name="Internet_20_link" text:visited-style-name="Visited_20_Internet_20_Link">https://whattomine.com/coins</text:a></text:p>
      <text:p text:style-name="P3"/>
      <text:p text:style-name="P5"><text:a xlink:type="simple" xlink:href="https://www.monero.how/tutorial-how-to-mine-monero" text:style-name="Internet_20_link" text:visited-style-name="Visited_20_Internet_20_Link">https://www.monero.how/tutorial-</text:a><text:a xlink:type="simple" xlink:href="https://www.monero.how/tutorial-how-to-mine-monero" text:style-name="Internet_20_link" text:visited-style-name="Visited_20_Internet_20_Link"><text:span text:style-name="T1">how-to-mine</text:span></text:a><text:a xlink:type="simple" xlink:href="https://www.monero.how/tutorial-how-to-mine-monero" text:style-name="Internet_20_link" text:visited-style-name="Visited_20_Internet_20_Link">-monero</text:a></text:p>
      <text:p text:style-name="P26"/>
      <text:p text:style-name="P20">mining monero on ubuntu 14 and above</text:p>
      <text:p text:style-name="P20">Remember to replace WALLET_ADDRESS_HERE with your own Monero wallet's public address. The "-t 3" option determines how many of your CPU threads will be used for mining.</text:p>
      <text:p text:style-name="P27"/>
      <text:p text:style-name="P27"/>
      <text:p text:style-name="P19">sudo apt-get install git libcurl4-openssl-dev build-essential libjansson-dev autotools-dev automake</text:p>
      <text:p text:style-name="P19">git clone https://github.com/hyc/cpuminer-multi</text:p>
      <text:p text:style-name="P19">cd cpuminer-multi</text:p>
      <text:p text:style-name="P19">./autogen.sh</text:p>
      <text:p text:style-name="P19"><text:soft-page-break/>CFLAGS="-march=native" ./configure</text:p>
      <text:p text:style-name="P19">make</text:p>
      <text:p text:style-name="P19">sudo ./minerd -a cryptonight -o stratum+tcp://pool.minexmr.com:4444 -u WALLET_ADDRESS_HERE -p x -t 3</text:p>
      <text:p text:style-name="P6"/>
      <text:p text:style-name="P6">Mining Monero on Ubuntu 14 and above</text:p>
      <text:p text:style-name="P6"/>
      <text:p text:style-name="P4"><text:a xlink:type="simple" xlink:href="https://github.com/hyc/cpuminer-multi" text:style-name="Internet_20_link" text:visited-style-name="Visited_20_Internet_20_Link">https://github.com/hyc/cpuminer-multi</text:a></text:p>
      <text:p text:style-name="P4"/>
      <text:p text:style-name="P7"><text:a xlink:type="simple" xlink:href="https://www.monero.how/monero-mining-calculator" text:style-name="Internet_20_link" text:visited-style-name="Visited_20_Internet_20_Link">https://www.monero.how/monero-mining-calculator</text:a></text:p>
      <text:p text:style-name="P7"/>
      <text:h text:style-name="P21" text:outline-level="1">10 Popular Web Browsers Tested for Memory and CPU Usage</text:h>
      <text:p text:style-name="P8"/>
      <text:p text:style-name="P8"><text:a xlink:type="simple" xlink:href="https://www.raymond.cc/blog/battle-of-the-browsers-in-cpu-and-memory-usage/" text:style-name="Internet_20_link" text:visited-style-name="Visited_20_Internet_20_Link">https://www.raymond.cc/blog/battle-of-the-browsers-in-cpu-and-memory-usage/</text:a></text:p>
      <text:p text:style-name="P8"/>
      <text:p text:style-name="P9"><text:a xlink:type="simple" xlink:href="http://distributedcomputing.info/" text:style-name="Internet_20_link" text:visited-style-name="Visited_20_Internet_20_Link">http://distributedcomputing.info/</text:a></text:p>
      <text:p text:style-name="P9"/>
      <text:p text:style-name="P10">brute force:</text:p>
      <text:p text:style-name="P10"/>
      <text:p text:style-name="P10"><text:soft-page-break/><text:a xlink:type="simple" xlink:href="http://www.andlabs.org/tools/ravan.html" text:style-name="Internet_20_link" text:visited-style-name="Visited_20_Internet_20_Link">http://www.andlabs.org/tools/ravan.html</text:a></text:p>
      <text:p text:style-name="P10"/>
      <text:p text:style-name="P14">get minergate and start account</text:p>
      <text:p text:style-name="P12">MinerGate isn a Scam!</text:p>
      <text:p text:style-name="P11"><text:a xlink:type="simple" xlink:href="https://steemit.com/bitcoin/@knyaz/cryptonight-algorithm-and-how-to-mine-cryptocurrency-monero-bytecoin-etc" text:style-name="Internet_20_link" text:visited-style-name="Visited_20_Internet_20_Link">https://steemit.com/bitcoin/@knyaz/cryptonight-algorithm-and-how-to-mine-cryptocurrency-monero-bytecoin-etc</text:a></text:p>
      <text:p text:style-name="P11"/>
      <text:p text:style-name="P22">With Fx(tm) AMD 8350 Eight Core processor on eight cores, I can produce 200 H/s not too much. Right now its about 0,3 Euros. And its a older processor allready. Does someone could recommend a better processor to mine XMR?</text:p>
      <text:p text:style-name="P22"/>
      <text:p text:style-name="P23">With Fx(tm) AMD 8350 Eight Core processor on eight cores, I can produce 200 H/s not too much. Right now its about 0,3 Euros. And its a older processor allready. Does someone could recommend a better processor to mine XMR?</text:p>
      <text:p text:style-name="Text_20_body">$0.00</text:p>
      <text:p text:style-name="Text_20_body"><text:a xlink:type="simple" xlink:href="https://steemit.com/bitcoin/@knyaz/cryptonight-algorithm-and-how-to-mine-cryptocurrency-monero-bytecoin-etc#" text:style-name="Internet_20_link" text:visited-style-name="Visited_20_Internet_20_Link">1 vote</text:a></text:p>
      <text:list xml:id="list8180029426550168684" text:style-name="L1">
        <text:list-item>
          <text:p text:style-name="P28"/>
        </text:list-item>
      </text:list>
      <text:p text:style-name="P25">Reply </text:p>
      <text:section text:style-name="Sect1" text:name="#@cooled/re-benwaldner-re-knyaz-cryptonight-algorithm-and-how-to-mine-cryptocurrency-monero-bytecoin-etc-20170904t015019984z">
        <text:p text:style-name="P25">·</text:p>
        <text:p text:style-name="P25"><text:soft-page-break/>[-]</text:p>
        <text:p text:style-name="Text_20_body"><text:a xlink:type="simple" xlink:href="https://steemit.com/@cooled" text:style-name="Internet_20_link" text:visited-style-name="Visited_20_Internet_20_Link"><text:span text:style-name="Strong_20_Emphasis">cooled (35)</text:span></text:a>  ·  <text:a xlink:type="simple" xlink:href="https://steemit.com/bitcoin/@knyaz/cryptonight-algorithm-and-how-to-mine-cryptocurrency-monero-bytecoin-etc#@cooled/re-benwaldner-re-knyaz-cryptonight-algorithm-and-how-to-mine-cryptocurrency-monero-bytecoin-etc-20170904t015019984z" text:style-name="Internet_20_link" text:visited-style-name="Visited_20_Internet_20_Link">4 months ago</text:a></text:p>
        <text:p text:style-name="Text_20_body">I'm using Fx(tm) AMD 8120 Eight Core Processor, it produces 300 H/s on average, but i'm using cpuminer-multi on ubuntu, with the minergate software i was getting 150 H/s, so i would recommend you change your mining program until you get a better pc, sorry i did not answer your question, i don't know the answer, but i believe this information is relevant.</text:p>
      </text:section>
      <text:p text:style-name="P15">Most efficient CPU for cryptonight</text:p>
      <text:p text:style-name="P15">1x AMD Ryzen 7 1700X = 516H/s<text:line-break/>1x AMD Ryzen 7 1700 = 481H/s</text:p>
      <text:p text:style-name="P15"/>
      <text:p text:style-name="P16"><text:a xlink:type="simple" xlink:href="https://forums.servethehome.com/index.php" text:style-name="Internet_20_link" text:visited-style-name="Visited_20_Internet_20_Link">https://forums.servethehome.com/index.php</text:a></text:p>
      <text:p text:style-name="P16"/>
      <text:p text:style-name="P24">Revenue</text:p>
      <text:p text:style-name="Text_20_body">AMD Ryzen 7 1700 $ 38.10 a month (without electricity)<text:line-break/>AMD Ryzen 7 1700X $ 40.87 a month</text:p>
      <text:p text:style-name="P16"/>
      <text:p text:style-name="P16">AMD Ryzen 7 1700X/ AMD Ryzen 7 1700 300$<text:line-break/><text:a xlink:type="simple" xlink:href="http://amzn.to/2x37uvf" text:style-name="Internet_20_link" text:visited-style-name="Visited_20_Internet_20_Link">http://amzn.to/2x37uvf</text:a></text:p>
      <text:p text:style-name="P17"/>
      <text:p text:style-name="P13">Getting starged</text:p>
      <text:p text:style-name="P17"/>
      <text:p text:style-name="P17"><text:a xlink:type="simple" xlink:href="https://www.cryptocompare.com/mining/guides/how-to-mine-monero/" text:style-name="Internet_20_link" text:visited-style-name="Visited_20_Internet_20_Link">https://www.cryptocompare.com/mining/guides/how-to-mine-monero/</text:a></text:p>
      <text:p text:style-name="P17"/>
      <text:p text:style-name="P17"/>
      <text:p text:style-name="P18"><text:a xlink:type="simple" xlink:href="https://www.reddit.com/r/Monero/comments/457fjh/gpu_mining_recommendations/" text:style-name="Internet_20_link" text:visited-style-name="Visited_20_Internet_20_Link">https://www.reddit.com/r/Monero/comments/457fjh/gpu_mining_recommendations/</text:a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2:39:33.389503657</meta:creation-date>
    <dc:date>2018-01-05T20:24:48.749879379</dc:date>
    <meta:editing-duration>PT2H28M3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4" meta:paragraph-count="44" meta:word-count="313" meta:character-count="2530" meta:non-whitespace-character-count="2258"/>
  </office:meta>
</office:document-meta>
</file>